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79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11.98mm"/>
    </style:style>
    <style:style style:name="ro1" style:family="table-row">
      <style:table-row-properties style:row-height="16.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61">
      <style:table-cell-properties fo:border="0.06pt solid #000000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7" style:family="table-cell" style:parent-style-name="Default" style:data-style-name="N0">
      <style:table-cell-properties style:text-align-source="fix" style:repeat-content="false" fo:border="0.06pt solid #000000"/>
      <style:paragraph-properties fo:text-align="end" fo:margin-left="0mm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9" style:family="table-cell" style:parent-style-name="Default" style:data-style-name="N0">
      <style:table-cell-properties fo:border="0.06pt solid #000000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 style:data-style-name="N108">
      <style:table-cell-properties style:text-align-source="fix" style:repeat-content="false" fo:border="0.06pt solid #000000"/>
      <style:paragraph-properties fo:text-align="end" fo:margin-left="0mm"/>
    </style:style>
    <style:style style:name="ce21" style:family="table-cell" style:parent-style-name="Default" style:data-style-name="N61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 style:data-style-name="N107">
      <style:table-cell-properties fo:border="0.06pt solid #000000"/>
    </style:style>
    <style:style style:name="ce11" style:family="table-cell" style:parent-style-name="Default" style:data-style-name="N110">
      <style:table-cell-properties fo:border="0.06pt solid #000000"/>
    </style:style>
    <style:style style:name="ce12" style:family="table-cell" style:parent-style-name="Default" style:data-style-name="N119">
      <style:table-cell-properties fo:border="0.06pt solid #000000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normal" style:font-weight-asian="normal" style:font-weight-complex="normal"/>
    </style:style>
    <style:style style:name="ce30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produtoInternoATOMIC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19"/>
        <table:table-column table:style-name="co1" table:default-cell-style-name="ce6"/>
        <table:table-column table:style-name="co1" table:number-columns-repeated="2" table:default-cell-style-name="ce3"/>
        <table:table-column table:style-name="co3" table:default-cell-style-name="Default"/>
        <table:table-column table:style-name="co1" table:default-cell-style-name="ce19"/>
        <table:table-column table:style-name="co1" table:default-cell-style-name="ce6"/>
        <table:table-column table:style-name="co1" table:number-columns-repeated="2" table:default-cell-style-name="ce3"/>
        <table:table-column table:style-name="co4" table:default-cell-style-name="Default"/>
        <table:table-column table:style-name="co1" table:default-cell-style-name="ce19"/>
        <table:table-column table:style-name="co1" table:default-cell-style-name="ce6"/>
        <table:table-column table:style-name="co1" table:default-cell-style-name="ce10"/>
        <table:table-column table:style-name="co1" table:default-cell-style-name="ce3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rocessador Intel® Core™ i5-7200U </text:p>
            <text:p>Nº CPU = 2 </text:p>
            <text:p>Nº Threads = 4</text:p>
          </table:table-cell>
          <table:covered-table-cell table:style-name="ce14"/>
          <table:table-cell table:style-name="ce14"/>
          <table:table-cell table:style-name="ce17" office:value-type="string" calcext:value-type="string" table:number-columns-spanned="2" table:number-rows-spanned="1">
            <text:p>TAMANHO</text:p>
          </table:table-cell>
          <table:covered-table-cell table:style-name="ce18" office:value-type="float" office:value="2" calcext:value-type="float">
            <text:p>2</text:p>
          </table:covered-table-cell>
          <table:table-cell table:style-name="ce21" office:value-type="float" office:value="100000000" calcext:value-type="float" table:number-columns-spanned="2" table:number-rows-spanned="1">
            <text:p>1,00E+08</text:p>
          </table:table-cell>
          <table:covered-table-cell table:style-name="ce18"/>
          <table:table-cell table:style-name="ce14"/>
          <table:table-cell table:style-name="ce17" office:value-type="string" calcext:value-type="string" table:number-columns-spanned="2" table:number-rows-spanned="1">
            <text:p>TAMANHO</text:p>
          </table:table-cell>
          <table:covered-table-cell table:style-name="ce18" office:value-type="float" office:value="2" calcext:value-type="float">
            <text:p>2</text:p>
          </table:covered-table-cell>
          <table:table-cell table:style-name="ce21" office:value-type="float" office:value="200000000" calcext:value-type="float" table:number-columns-spanned="2" table:number-rows-spanned="1">
            <text:p>2,00E+08</text:p>
          </table:table-cell>
          <table:covered-table-cell table:style-name="ce18"/>
          <table:table-cell table:style-name="ce14"/>
          <table:table-cell table:style-name="ce17" office:value-type="string" calcext:value-type="string" table:number-columns-spanned="2" table:number-rows-spanned="1">
            <text:p>TAMANHO</text:p>
          </table:table-cell>
          <table:covered-table-cell table:style-name="ce18" office:value-type="float" office:value="2" calcext:value-type="float">
            <text:p>2</text:p>
          </table:covered-table-cell>
          <table:table-cell table:style-name="ce21" office:value-type="float" office:value="500000000" calcext:value-type="float" table:number-columns-spanned="2" table:number-rows-spanned="1">
            <text:p>5,00E+08</text:p>
          </table:table-cell>
          <table:covered-table-cell table:style-name="ce18"/>
          <table:table-cell table:number-columns-repeated="5"/>
          <table:table-cell table:style-name="ce14"/>
        </table:table-row>
        <table:table-row table:style-name="ro2">
          <table:table-cell table:style-name="ce5" office:value-type="string" calcext:value-type="string" table:number-columns-spanned="2" table:number-rows-spanned="1">
            <text:p>SERIAL</text:p>
          </table:table-cell>
          <table:covered-table-cell table:style-name="ce3"/>
          <table:table-cell/>
          <table:table-cell table:style-name="ce17" office:value-type="string" calcext:value-type="string" table:number-columns-spanned="4" table:number-rows-spanned="1">
            <text:p>PARALELO</text:p>
          </table:table-cell>
          <table:covered-table-cell table:number-columns-repeated="3" table:style-name="ce18"/>
          <table:table-cell/>
          <table:table-cell table:style-name="ce5" office:value-type="string" calcext:value-type="string" table:number-columns-spanned="4" table:number-rows-spanned="1">
            <text:p>PARALELO</text:p>
          </table:table-cell>
          <table:covered-table-cell table:style-name="ce3"/>
          <table:covered-table-cell table:number-columns-repeated="2"/>
          <table:table-cell/>
          <table:table-cell table:style-name="ce5" office:value-type="string" calcext:value-type="string" table:number-columns-spanned="4" table:number-rows-spanned="1">
            <text:p>PARALELO</text:p>
          </table:table-cell>
          <table:covered-table-cell table:number-columns-repeated="2" table:style-name="ce3"/>
          <table:covered-table-cell/>
          <table:table-cell table:number-columns-repeated="6"/>
        </table:table-row>
        <table:table-row table:style-name="ro2">
          <table:table-cell table:style-name="ce3" office:value-type="string" calcext:value-type="string">
            <text:p>TAMANHO</text:p>
          </table:table-cell>
          <table:table-cell table:style-name="ce3" office:value-type="string" calcext:value-type="string">
            <text:p>TEMPO (s)</text:p>
          </table:table-cell>
          <table:table-cell/>
          <table:table-cell table:style-name="ce3" office:value-type="string" calcext:value-type="string">
            <text:p>N_THREADS</text:p>
          </table:table-cell>
          <table:table-cell table:style-name="ce3" office:value-type="string" calcext:value-type="string">
            <text:p>TEMPO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/>
          <table:table-cell table:style-name="ce3" office:value-type="string" calcext:value-type="string">
            <text:p>N_THREADS</text:p>
          </table:table-cell>
          <table:table-cell table:style-name="ce3" office:value-type="string" calcext:value-type="string">
            <text:p>TEMPO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/>
          <table:table-cell table:style-name="ce3" office:value-type="string" calcext:value-type="string">
            <text:p>N_THREADS</text:p>
          </table:table-cell>
          <table:table-cell table:style-name="ce3" office:value-type="string" calcext:value-type="string">
            <text:p>TEMPO (s)</text:p>
          </table:table-cell>
          <table:table-cell table:style-name="ce3"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 table:number-columns-repeated="6"/>
        </table:table-row>
        <table:table-row table:style-name="ro2">
          <table:table-cell table:style-name="ce4" office:value-type="float" office:value="100000000" calcext:value-type="float">
            <text:p>1,00E+08</text:p>
          </table:table-cell>
          <table:table-cell table:style-name="ce6" office:value-type="float" office:value="0.268956" calcext:value-type="float">
            <text:p>0,2689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36329" calcext:value-type="float">
            <text:p>0,136329</text:p>
          </table:table-cell>
          <table:table-cell table:style-name="ce10" table:formula="of:=[.B4]/[.E4]" office:value-type="float" office:value="1.97284510265607" calcext:value-type="float">
            <text:p>1,9728451</text:p>
          </table:table-cell>
          <table:table-cell table:formula="of:=[.F4]/[.D4]" office:value-type="float" office:value="0.986422551328037" calcext:value-type="float">
            <text:p>0,9864225513280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84795" calcext:value-type="float">
            <text:p>0,284795</text:p>
          </table:table-cell>
          <table:table-cell table:formula="of:=[.B5]/[.J4]" office:value-type="float" office:value="1.94905809441879" calcext:value-type="float">
            <text:p>1,94905809441879</text:p>
          </table:table-cell>
          <table:table-cell table:formula="of:=[.K4]/[.I4]" office:value-type="float" office:value="0.974529047209396" calcext:value-type="float">
            <text:p>0,974529047209396</text:p>
          </table:table-cell>
          <table:table-cell/>
          <table:table-cell office:value-type="float" office:value="2" calcext:value-type="float">
            <text:p>2</text:p>
          </table:table-cell>
          <table:table-cell table:style-name="ce25" office:value-type="float" office:value="1.012071" calcext:value-type="float">
            <text:p>1,012071</text:p>
          </table:table-cell>
          <table:table-cell table:formula="of:=[.B8]/[.O4]" office:value-type="float" office:value="1.47013203619114" calcext:value-type="float">
            <text:p>1,4701320</text:p>
          </table:table-cell>
          <table:table-cell table:formula="of:=[.P4]/[.N4]" office:value-type="float" office:value="0.735066018095568" calcext:value-type="float">
            <text:p>0,735066018095568</text:p>
          </table:table-cell>
          <table:table-cell table:number-columns-repeated="6"/>
        </table:table-row>
        <table:table-row table:style-name="ro2">
          <table:table-cell table:style-name="ce4" office:value-type="float" office:value="200000000" calcext:value-type="float">
            <text:p>2,00E+08</text:p>
          </table:table-cell>
          <table:table-cell table:style-name="ce3" office:value-type="float" office:value="0.555082" calcext:value-type="float">
            <text:p>0,5550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33613" calcext:value-type="float">
            <text:p>0,133613</text:p>
          </table:table-cell>
          <table:table-cell table:style-name="ce10" table:formula="of:=[.B4]/[.E5]" office:value-type="float" office:value="2.01294784190161" calcext:value-type="float">
            <text:p>2,0129478</text:p>
          </table:table-cell>
          <table:table-cell table:formula="of:=[.F5]/[.D5]" office:value-type="float" office:value="0.503236960475403" calcext:value-type="float">
            <text:p>0,50323696047540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254704" calcext:value-type="float">
            <text:p>0,254704</text:p>
          </table:table-cell>
          <table:table-cell table:formula="of:=[.B5]/[.J5]" office:value-type="float" office:value="2.17932187951504" calcext:value-type="float">
            <text:p>2,17932187951504</text:p>
          </table:table-cell>
          <table:table-cell table:formula="of:=[.K5]/[.I5]" office:value-type="float" office:value="0.544830469878761" calcext:value-type="float">
            <text:p>0,54483046987876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636237" calcext:value-type="float">
            <text:p>0,636237</text:p>
          </table:table-cell>
          <table:table-cell table:formula="of:=[.B8]/[.O5]" office:value-type="float" office:value="2.33855937331529" calcext:value-type="float">
            <text:p>2,3385594</text:p>
          </table:table-cell>
          <table:table-cell table:formula="of:=[.P5]/[.N5]" office:value-type="float" office:value="0.584639843328822" calcext:value-type="float">
            <text:p>0,584639843328822</text:p>
          </table:table-cell>
          <table:table-cell table:number-columns-repeated="6"/>
        </table:table-row>
        <table:table-row table:style-name="ro2">
          <table:table-cell table:style-name="ce4" office:value-type="float" office:value="300000000" calcext:value-type="float">
            <text:p>3,00E+08</text:p>
          </table:table-cell>
          <table:table-cell table:style-name="ce3" office:value-type="float" office:value="0.851818" calcext:value-type="float">
            <text:p>0,85181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16092" calcext:value-type="float">
            <text:p>0,116092</text:p>
          </table:table-cell>
          <table:table-cell table:style-name="ce10" table:formula="of:=[.B4]/[.E6]" office:value-type="float" office:value="2.31674878544603" calcext:value-type="float">
            <text:p>2,3167488</text:p>
          </table:table-cell>
          <table:table-cell table:formula="of:=[.F6]/[.D6]" office:value-type="float" office:value="0.386124797574337" calcext:value-type="float">
            <text:p>0,38612479757433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2456" calcext:value-type="float">
            <text:p>0,2456</text:p>
          </table:table-cell>
          <table:table-cell table:formula="of:=[.B5]/[.J6]" office:value-type="float" office:value="2.26010586319218" calcext:value-type="float">
            <text:p>2,26010586319218</text:p>
          </table:table-cell>
          <table:table-cell table:formula="of:=[.K6]/[.I6]" office:value-type="float" office:value="0.37668431053203" calcext:value-type="float">
            <text:p>0,3766843105320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603846" calcext:value-type="float">
            <text:p>0,603846</text:p>
          </table:table-cell>
          <table:table-cell table:formula="of:=[.B8]/[.O6]" office:value-type="float" office:value="2.46400241121081" calcext:value-type="float">
            <text:p>2,4640024</text:p>
          </table:table-cell>
          <table:table-cell table:formula="of:=[.P6]/[.N6]" office:value-type="float" office:value="0.410667068535134" calcext:value-type="float">
            <text:p>0,410667068535134</text:p>
          </table:table-cell>
          <table:table-cell table:number-columns-repeated="6"/>
        </table:table-row>
        <table:table-row table:style-name="ro2">
          <table:table-cell table:style-name="ce4" office:value-type="float" office:value="400000000" calcext:value-type="float">
            <text:p>4,00E+08</text:p>
          </table:table-cell>
          <table:table-cell table:style-name="ce7" office:value-type="float" office:value="1.250625" calcext:value-type="float">
            <text:p>1,250625</text:p>
          </table:table-cell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0.113501" calcext:value-type="float">
            <text:p>0,113501</text:p>
          </table:table-cell>
          <table:table-cell table:style-name="ce11" table:formula="of:=[.B4]/[.E7]" office:value-type="float" office:value="2.3696355098193" calcext:value-type="float">
            <text:p>2,370</text:p>
          </table:table-cell>
          <table:table-cell table:formula="of:=[.F7]/[.D7]" office:value-type="float" office:value="0.296204438727412" calcext:value-type="float">
            <text:p>0,296204438727412</text:p>
          </table:table-cell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0.239181" calcext:value-type="float">
            <text:p>0,239181</text:p>
          </table:table-cell>
          <table:table-cell table:formula="of:=[.B5]/[.J7]" office:value-type="float" office:value="2.32076126448171" calcext:value-type="float">
            <text:p>2,32076126448171</text:p>
          </table:table-cell>
          <table:table-cell table:formula="of:=[.K7]/[.I7]" office:value-type="float" office:value="0.290095158060214" calcext:value-type="float">
            <text:p>0,290095158060214</text:p>
          </table:table-cell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0.598167" calcext:value-type="float">
            <text:p>0,598167</text:p>
          </table:table-cell>
          <table:table-cell table:style-name="ce11" table:formula="of:=[.B8]/[.O7]" office:value-type="float" office:value="2.48739566040922" calcext:value-type="float">
            <text:p>2,487</text:p>
          </table:table-cell>
          <table:table-cell table:formula="of:=[.P7]/[.N7]" office:value-type="float" office:value="0.310924457551152" calcext:value-type="float">
            <text:p>0,310924457551152</text:p>
          </table:table-cell>
          <table:table-cell table:number-columns-repeated="6"/>
        </table:table-row>
        <table:table-row table:style-name="ro2">
          <table:table-cell table:style-name="ce4" office:value-type="float" office:value="500000000" calcext:value-type="float">
            <text:p>5,00E+08</text:p>
          </table:table-cell>
          <table:table-cell table:style-name="ce3" office:value-type="float" office:value="1.487878" calcext:value-type="float">
            <text:p>1,48787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14417" calcext:value-type="float">
            <text:p>0,114417</text:p>
          </table:table-cell>
          <table:table-cell table:style-name="ce12" table:formula="of:=[.B4]/[.E8]" office:value-type="float" office:value="2.35066467395579" calcext:value-type="float">
            <text:p>2,351</text:p>
          </table:table-cell>
          <table:table-cell table:formula="of:=[.F8]/[.D8]" office:value-type="float" office:value="0.235066467395579" calcext:value-type="float">
            <text:p>0,23506646739557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27072" calcext:value-type="float">
            <text:p>0,227072</text:p>
          </table:table-cell>
          <table:table-cell table:formula="of:=[.B5]/[.J8]" office:value-type="float" office:value="2.44451979988726" calcext:value-type="float">
            <text:p>2,44451979988726</text:p>
          </table:table-cell>
          <table:table-cell table:formula="of:=[.K8]/[.I8]" office:value-type="float" office:value="0.244451979988726" calcext:value-type="float">
            <text:p>0,24445197998872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60471" calcext:value-type="float">
            <text:p>0,60471</text:p>
          </table:table-cell>
          <table:table-cell table:style-name="ce12" table:formula="of:=[.B8]/[.O8]" office:value-type="float" office:value="2.46048188387822" calcext:value-type="float">
            <text:p>2,460</text:p>
          </table:table-cell>
          <table:table-cell table:formula="of:=[.P8]/[.N8]" office:value-type="float" office:value="0.246048188387822" calcext:value-type="float">
            <text:p>0,246048188387822</text:p>
          </table:table-cell>
          <table:table-cell table:number-columns-repeated="6"/>
        </table:table-row>
        <table:table-row table:style-name="ro2">
          <table:table-cell table:style-name="ce4" office:value-type="float" office:value="600000000" calcext:value-type="float">
            <text:p>6,00E+08</text:p>
          </table:table-cell>
          <table:table-cell table:style-name="ce3" office:value-type="float" office:value="1.69872" calcext:value-type="float">
            <text:p>1,69872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</table:table-row>
        <table:table-row table:style-name="ro2">
          <table:table-cell table:number-columns-repeated="3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</table:table-row>
        <table:table-row table:style-name="ro2">
          <table:table-cell table:number-columns-repeated="3"/>
          <table:table-cell table:style-name="ce17" office:value-type="string" calcext:value-type="string" table:number-columns-spanned="2" table:number-rows-spanned="1">
            <text:p>TAMANHO</text:p>
          </table:table-cell>
          <table:covered-table-cell table:style-name="ce18" office:value-type="float" office:value="2" calcext:value-type="float">
            <text:p>2</text:p>
          </table:covered-table-cell>
          <table:table-cell table:style-name="ce21" office:value-type="float" office:value="300000000" calcext:value-type="float" table:number-columns-spanned="2" table:number-rows-spanned="1">
            <text:p>3,00E+08</text:p>
          </table:table-cell>
          <table:covered-table-cell table:style-name="ce18"/>
          <table:table-cell table:style-name="ce14"/>
          <table:table-cell table:style-name="ce17" office:value-type="string" calcext:value-type="string" table:number-columns-spanned="2" table:number-rows-spanned="1">
            <text:p>TAMANHO</text:p>
          </table:table-cell>
          <table:covered-table-cell table:style-name="ce18" office:value-type="float" office:value="2" calcext:value-type="float">
            <text:p>2</text:p>
          </table:covered-table-cell>
          <table:table-cell table:style-name="ce21" office:value-type="float" office:value="400000000" calcext:value-type="float" table:number-columns-spanned="2" table:number-rows-spanned="1">
            <text:p>4,00E+08</text:p>
          </table:table-cell>
          <table:covered-table-cell table:style-name="ce18"/>
          <table:table-cell/>
          <table:table-cell table:style-name="ce17" office:value-type="string" calcext:value-type="string" table:number-columns-spanned="2" table:number-rows-spanned="1">
            <text:p>TAMANHO</text:p>
          </table:table-cell>
          <table:covered-table-cell table:style-name="ce18" office:value-type="float" office:value="2" calcext:value-type="float">
            <text:p>2</text:p>
          </table:covered-table-cell>
          <table:table-cell table:style-name="ce21" office:value-type="float" office:value="600000000" calcext:value-type="float" table:number-columns-spanned="2" table:number-rows-spanned="1">
            <text:p>6,00E+08</text:p>
          </table:table-cell>
          <table:covered-table-cell table:style-name="ce18"/>
          <table:table-cell table:number-columns-repeated="6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4" table:number-rows-spanned="1">
            <text:p>PARALELO</text:p>
          </table:table-cell>
          <table:covered-table-cell table:style-name="ce3"/>
          <table:covered-table-cell table:number-columns-repeated="2"/>
          <table:table-cell/>
          <table:table-cell table:style-name="ce5" office:value-type="string" calcext:value-type="string" table:number-columns-spanned="4" table:number-rows-spanned="1">
            <text:p>PARALELO</text:p>
          </table:table-cell>
          <table:covered-table-cell table:style-name="ce3"/>
          <table:covered-table-cell table:number-columns-repeated="2"/>
          <table:table-cell/>
          <table:table-cell table:style-name="ce5" office:value-type="string" calcext:value-type="string" table:number-columns-spanned="4" table:number-rows-spanned="1">
            <text:p>PARALELO</text:p>
          </table:table-cell>
          <table:covered-table-cell table:number-columns-repeated="2" table:style-name="ce3"/>
          <table:covered-table-cell/>
          <table:table-cell table:number-columns-repeated="6"/>
        </table:table-row>
        <table:table-row table:style-name="ro2">
          <table:table-cell table:number-columns-repeated="3"/>
          <table:table-cell table:style-name="ce3" office:value-type="string" calcext:value-type="string">
            <text:p>N_THREADS</text:p>
          </table:table-cell>
          <table:table-cell table:style-name="ce3" office:value-type="string" calcext:value-type="string">
            <text:p>TEMPO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/>
          <table:table-cell table:style-name="ce3" office:value-type="string" calcext:value-type="string">
            <text:p>N_THREADS</text:p>
          </table:table-cell>
          <table:table-cell table:style-name="ce3" office:value-type="string" calcext:value-type="string">
            <text:p>TEMPO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/>
          <table:table-cell table:style-name="ce3" office:value-type="string" calcext:value-type="string">
            <text:p>N_THREADS</text:p>
          </table:table-cell>
          <table:table-cell table:style-name="ce3" office:value-type="string" calcext:value-type="string">
            <text:p>TEMPO (s)</text:p>
          </table:table-cell>
          <table:table-cell table:style-name="ce3"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439476" calcext:value-type="float">
            <text:p>0,439476</text:p>
          </table:table-cell>
          <table:table-cell table:formula="of:=[.B6]/[.E14]" office:value-type="float" office:value="1.9382582894174" calcext:value-type="float">
            <text:p>1,9382582894174</text:p>
          </table:table-cell>
          <table:table-cell table:formula="of:=[.F14]/[.D14]" office:value-type="float" office:value="0.969129144708699" calcext:value-type="float">
            <text:p>0,969129144708699</text:p>
          </table:table-cell>
          <table:table-cell/>
          <table:table-cell office:value-type="float" office:value="2" calcext:value-type="float">
            <text:p>2</text:p>
          </table:table-cell>
          <table:table-cell table:style-name="ce25" office:value-type="float" office:value="0.55804" calcext:value-type="float">
            <text:p>0,55804</text:p>
          </table:table-cell>
          <table:table-cell table:style-name="ce10" table:formula="of:=[.B7]/[.J14]" office:value-type="float" office:value="2.24110278833058" calcext:value-type="float">
            <text:p>2,2411028</text:p>
          </table:table-cell>
          <table:table-cell table:formula="of:=[.K14]/[.I14]" office:value-type="float" office:value="1.12055139416529" calcext:value-type="float">
            <text:p>1,12055139416529</text:p>
          </table:table-cell>
          <table:table-cell/>
          <table:table-cell office:value-type="float" office:value="2" calcext:value-type="float">
            <text:p>2</text:p>
          </table:table-cell>
          <table:table-cell table:style-name="ce25" office:value-type="float" office:value="0.935627" calcext:value-type="float">
            <text:p>0,935627</text:p>
          </table:table-cell>
          <table:table-cell table:formula="of:=[.B9]/[.O14]" office:value-type="float" office:value="1.81559531736472" calcext:value-type="float">
            <text:p>1,8155953</text:p>
          </table:table-cell>
          <table:table-cell table:formula="of:=[.P14]/[.N14]" office:value-type="float" office:value="0.907797658682359" calcext:value-type="float">
            <text:p>0,907797658682359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410151" calcext:value-type="float">
            <text:p>0,410151</text:p>
          </table:table-cell>
          <table:table-cell table:formula="of:=[.B6]/[.E15]" office:value-type="float" office:value="2.07683999307572" calcext:value-type="float">
            <text:p>2,07683999307572</text:p>
          </table:table-cell>
          <table:table-cell table:formula="of:=[.F15]/[.D15]" office:value-type="float" office:value="0.51920999826893" calcext:value-type="float">
            <text:p>0,5192099982689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66917" calcext:value-type="float">
            <text:p>0,466917</text:p>
          </table:table-cell>
          <table:table-cell table:style-name="ce10" table:formula="of:=[.B7]/[.J15]" office:value-type="float" office:value="2.67847390435559" calcext:value-type="float">
            <text:p>2,6784739</text:p>
          </table:table-cell>
          <table:table-cell table:formula="of:=[.K15]/[.I15]" office:value-type="float" office:value="0.669618476088898" calcext:value-type="float">
            <text:p>0,66961847608889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767372" calcext:value-type="float">
            <text:p>0,767372</text:p>
          </table:table-cell>
          <table:table-cell table:formula="of:=[.B9]/[.O15]" office:value-type="float" office:value="2.21368514879354" calcext:value-type="float">
            <text:p>2,2136851</text:p>
          </table:table-cell>
          <table:table-cell table:formula="of:=[.P15]/[.N15]" office:value-type="float" office:value="0.553421287198386" calcext:value-type="float">
            <text:p>0,553421287198386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387029" calcext:value-type="float">
            <text:p>0,387029</text:p>
          </table:table-cell>
          <table:table-cell table:formula="of:=[.B6]/[.E16]" office:value-type="float" office:value="2.20091517689889" calcext:value-type="float">
            <text:p>2,20091517689889</text:p>
          </table:table-cell>
          <table:table-cell table:formula="of:=[.F16]/[.D16]" office:value-type="float" office:value="0.366819196149815" calcext:value-type="float">
            <text:p>0,3668191961498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481428" calcext:value-type="float">
            <text:p>0,481428</text:p>
          </table:table-cell>
          <table:table-cell table:style-name="ce10" table:formula="of:=[.B7]/[.J16]" office:value-type="float" office:value="2.59774047209552" calcext:value-type="float">
            <text:p>2,5977405</text:p>
          </table:table-cell>
          <table:table-cell table:formula="of:=[.K16]/[.I16]" office:value-type="float" office:value="0.432956745349253" calcext:value-type="float">
            <text:p>0,43295674534925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672903" calcext:value-type="float">
            <text:p>0,672903</text:p>
          </table:table-cell>
          <table:table-cell table:formula="of:=[.B9]/[.O16]" office:value-type="float" office:value="2.52446489315696" calcext:value-type="float">
            <text:p>2,5244649</text:p>
          </table:table-cell>
          <table:table-cell table:formula="of:=[.P16]/[.N16]" office:value-type="float" office:value="0.420744148859494" calcext:value-type="float">
            <text:p>0,420744148859494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table:style-name="ce9" office:value-type="float" office:value="0.341625" calcext:value-type="float">
            <text:p>0,341625</text:p>
          </table:table-cell>
          <table:table-cell table:formula="of:=[.B6]/[.E17]" office:value-type="float" office:value="2.49342993047933" calcext:value-type="float">
            <text:p>2,49342993047933</text:p>
          </table:table-cell>
          <table:table-cell table:formula="of:=[.F17]/[.D17]" office:value-type="float" office:value="0.311678741309916" calcext:value-type="float">
            <text:p>0,311678741309916</text:p>
          </table:table-cell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0.458957" calcext:value-type="float">
            <text:p>0,458957</text:p>
          </table:table-cell>
          <table:table-cell table:style-name="ce11" table:formula="of:=[.B7]/[.J17]" office:value-type="float" office:value="2.72492847913857" calcext:value-type="float">
            <text:p>2,725</text:p>
          </table:table-cell>
          <table:table-cell table:formula="of:=[.K17]/[.I17]" office:value-type="float" office:value="0.340616059892321" calcext:value-type="float">
            <text:p>0,340616059892321</text:p>
          </table:table-cell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0.722787" calcext:value-type="float">
            <text:p>0,722787</text:p>
          </table:table-cell>
          <table:table-cell table:style-name="ce11" table:formula="of:=[.B9]/[.O17]" office:value-type="float" office:value="2.35023596163185" calcext:value-type="float">
            <text:p>2,350</text:p>
          </table:table-cell>
          <table:table-cell table:formula="of:=[.P17]/[.N17]" office:value-type="float" office:value="0.293779495203981" calcext:value-type="float">
            <text:p>0,293779495203981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36773" calcext:value-type="float">
            <text:p>0,36773</text:p>
          </table:table-cell>
          <table:table-cell table:formula="of:=[.B6]/[.E18]" office:value-type="float" office:value="2.31642237511217" calcext:value-type="float">
            <text:p>2,31642237511217</text:p>
          </table:table-cell>
          <table:table-cell table:formula="of:=[.F18]/[.D18]" office:value-type="float" office:value="0.231642237511217" calcext:value-type="float">
            <text:p>0,2316422375112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474322" calcext:value-type="float">
            <text:p>0,474322</text:p>
          </table:table-cell>
          <table:table-cell table:style-name="ce12" table:formula="of:=[.B7]/[.J18]" office:value-type="float" office:value="2.63665821952176" calcext:value-type="float">
            <text:p>2,637</text:p>
          </table:table-cell>
          <table:table-cell table:formula="of:=[.K18]/[.I18]" office:value-type="float" office:value="0.263665821952176" calcext:value-type="float">
            <text:p>0,26366582195217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720144" calcext:value-type="float">
            <text:p>0,720144</text:p>
          </table:table-cell>
          <table:table-cell table:style-name="ce12" table:formula="of:=[.B9]/[.O18]" office:value-type="float" office:value="2.35886156102113" calcext:value-type="float">
            <text:p>2,359</text:p>
          </table:table-cell>
          <table:table-cell table:formula="of:=[.P18]/[.N18]" office:value-type="float" office:value="0.235886156102113" calcext:value-type="float">
            <text:p>0,235886156102113</text:p>
          </table:table-cell>
          <table:table-cell table:number-columns-repeated="6"/>
        </table:table-row>
      </table:table>
      <table:table table:name="produtoInternoREDUC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rocessador Intel® Core™ i5-7200U </text:p>
            <text:p>Nº CPU = 2 </text:p>
            <text:p>Nº Threads = 4</text:p>
          </table:table-cell>
          <table:covered-table-cell table:style-name="ce14"/>
          <table:table-cell table:style-name="ce14"/>
          <table:table-cell table:style-name="ce17" office:value-type="string" calcext:value-type="string" table:number-columns-spanned="2" table:number-rows-spanned="1">
            <text:p>TAMANHO</text:p>
          </table:table-cell>
          <table:covered-table-cell table:style-name="ce17" office:value-type="float" office:value="2" calcext:value-type="float">
            <text:p>2</text:p>
          </table:covered-table-cell>
          <table:table-cell table:style-name="ce21" office:value-type="float" office:value="100000000" calcext:value-type="float" table:number-columns-spanned="2" table:number-rows-spanned="1">
            <text:p>1,00E+08</text:p>
          </table:table-cell>
          <table:covered-table-cell table:style-name="ce17"/>
          <table:table-cell table:style-name="ce14"/>
          <table:table-cell table:style-name="ce17" office:value-type="string" calcext:value-type="string" table:number-columns-spanned="2" table:number-rows-spanned="1">
            <text:p>TAMANHO</text:p>
          </table:table-cell>
          <table:covered-table-cell table:style-name="ce17" office:value-type="float" office:value="2" calcext:value-type="float">
            <text:p>2</text:p>
          </table:covered-table-cell>
          <table:table-cell table:style-name="ce21" office:value-type="float" office:value="200000000" calcext:value-type="float" table:number-columns-spanned="2" table:number-rows-spanned="1">
            <text:p>2,00E+08</text:p>
          </table:table-cell>
          <table:covered-table-cell table:style-name="ce17"/>
          <table:table-cell table:style-name="ce14"/>
          <table:table-cell table:style-name="ce17" office:value-type="string" calcext:value-type="string" table:number-columns-spanned="2" table:number-rows-spanned="1">
            <text:p>TAMANHO</text:p>
          </table:table-cell>
          <table:covered-table-cell table:style-name="ce17" office:value-type="float" office:value="2" calcext:value-type="float">
            <text:p>2</text:p>
          </table:covered-table-cell>
          <table:table-cell table:style-name="ce21" office:value-type="float" office:value="500000000" calcext:value-type="float" table:number-columns-spanned="2" table:number-rows-spanned="1">
            <text:p>5,00E+08</text:p>
          </table:table-cell>
          <table:covered-table-cell table:style-name="ce17"/>
          <table:table-cell table:number-columns-repeated="5"/>
          <table:table-cell table:style-name="ce14"/>
        </table:table-row>
        <table:table-row table:style-name="ro2">
          <table:table-cell table:style-name="ce5" office:value-type="string" calcext:value-type="string" table:number-columns-spanned="2" table:number-rows-spanned="1">
            <text:p>SERIAL</text:p>
          </table:table-cell>
          <table:covered-table-cell table:style-name="ce3"/>
          <table:table-cell/>
          <table:table-cell table:style-name="ce17" office:value-type="string" calcext:value-type="string" table:number-columns-spanned="4" table:number-rows-spanned="1">
            <text:p>PARALELO</text:p>
          </table:table-cell>
          <table:covered-table-cell table:number-columns-repeated="3" table:style-name="ce17"/>
          <table:table-cell/>
          <table:table-cell table:style-name="ce5" office:value-type="string" calcext:value-type="string" table:number-columns-spanned="4" table:number-rows-spanned="1">
            <text:p>PARALELO</text:p>
          </table:table-cell>
          <table:covered-table-cell table:number-columns-repeated="3" table:style-name="ce3"/>
          <table:table-cell/>
          <table:table-cell table:style-name="ce5" office:value-type="string" calcext:value-type="string" table:number-columns-spanned="4" table:number-rows-spanned="1">
            <text:p>PARALELO</text:p>
          </table:table-cell>
          <table:covered-table-cell table:number-columns-repeated="3" table:style-name="ce3"/>
          <table:table-cell table:number-columns-repeated="6"/>
        </table:table-row>
        <table:table-row table:style-name="ro2">
          <table:table-cell table:style-name="ce3" office:value-type="string" calcext:value-type="string">
            <text:p>TAMANHO</text:p>
          </table:table-cell>
          <table:table-cell table:style-name="ce3" office:value-type="string" calcext:value-type="string">
            <text:p>TEMPO (s)</text:p>
          </table:table-cell>
          <table:table-cell/>
          <table:table-cell table:style-name="ce3" office:value-type="string" calcext:value-type="string">
            <text:p>N_THREADS</text:p>
          </table:table-cell>
          <table:table-cell table:style-name="ce3" office:value-type="string" calcext:value-type="string">
            <text:p>TEMPO (s)</text:p>
          </table:table-cell>
          <table:table-cell table:style-name="ce3" office:value-type="string" calcext:value-type="string">
            <text:p>SPEEDUP</text:p>
          </table:table-cell>
          <table:table-cell table:style-name="ce3" office:value-type="string" calcext:value-type="string">
            <text:p>EFICIENCIA</text:p>
          </table:table-cell>
          <table:table-cell/>
          <table:table-cell table:style-name="ce3" office:value-type="string" calcext:value-type="string">
            <text:p>N_THREADS</text:p>
          </table:table-cell>
          <table:table-cell table:style-name="ce3" office:value-type="string" calcext:value-type="string">
            <text:p>TEMPO (s)</text:p>
          </table:table-cell>
          <table:table-cell table:style-name="ce3" office:value-type="string" calcext:value-type="string">
            <text:p>SPEEDUP</text:p>
          </table:table-cell>
          <table:table-cell table:style-name="ce3" office:value-type="string" calcext:value-type="string">
            <text:p>EFICIENCIA</text:p>
          </table:table-cell>
          <table:table-cell/>
          <table:table-cell table:style-name="ce3" office:value-type="string" calcext:value-type="string">
            <text:p>N_THREADS</text:p>
          </table:table-cell>
          <table:table-cell table:style-name="ce3" office:value-type="string" calcext:value-type="string">
            <text:p>TEMPO (s)</text:p>
          </table:table-cell>
          <table:table-cell table:style-name="ce3" office:value-type="string" calcext:value-type="string">
            <text:p>SPEEDUP</text:p>
          </table:table-cell>
          <table:table-cell table:style-name="ce3" office:value-type="string" calcext:value-type="string">
            <text:p>EFICIENCIA</text:p>
          </table:table-cell>
          <table:table-cell table:number-columns-repeated="6"/>
        </table:table-row>
        <table:table-row table:style-name="ro2">
          <table:table-cell table:style-name="ce4" office:value-type="float" office:value="100000000" calcext:value-type="float">
            <text:p>1,00E+08</text:p>
          </table:table-cell>
          <table:table-cell table:style-name="ce6" office:value-type="float" office:value="0.268956" calcext:value-type="float">
            <text:p>0,268956</text:p>
          </table:table-cell>
          <table:table-cell/>
          <table:table-cell table:style-name="ce19" office:value-type="float" office:value="2" calcext:value-type="float">
            <text:p>2</text:p>
          </table:table-cell>
          <table:table-cell table:style-name="ce6" office:value-type="float" office:value="0.138131" calcext:value-type="float">
            <text:p>0,138131</text:p>
          </table:table-cell>
          <table:table-cell table:style-name="ce10" table:formula="of:=[.B4]/[.E4]" office:value-type="float" office:value="1.94710817991617" calcext:value-type="float">
            <text:p>1,9471082</text:p>
          </table:table-cell>
          <table:table-cell table:style-name="ce3" table:formula="of:=[.F4]/[.D4]" office:value-type="float" office:value="0.973554089958083" calcext:value-type="float">
            <text:p>0,973554089958083</text:p>
          </table:table-cell>
          <table:table-cell/>
          <table:table-cell table:style-name="ce19" office:value-type="float" office:value="2" calcext:value-type="float">
            <text:p>2</text:p>
          </table:table-cell>
          <table:table-cell table:style-name="ce6" office:value-type="float" office:value="0.284795" calcext:value-type="float">
            <text:p>0,284795</text:p>
          </table:table-cell>
          <table:table-cell table:style-name="ce3" table:formula="of:=[.B5]/[.J4]" office:value-type="float" office:value="1.94905809441879" calcext:value-type="float">
            <text:p>1,94905809441879</text:p>
          </table:table-cell>
          <table:table-cell table:style-name="ce3" table:formula="of:=[.K4]/[.I4]" office:value-type="float" office:value="0.974529047209396" calcext:value-type="float">
            <text:p>0,974529047209396</text:p>
          </table:table-cell>
          <table:table-cell/>
          <table:table-cell table:style-name="ce19" office:value-type="float" office:value="2" calcext:value-type="float">
            <text:p>2</text:p>
          </table:table-cell>
          <table:table-cell table:style-name="ce25" office:value-type="float" office:value="1.012071" calcext:value-type="float">
            <text:p>1,012071</text:p>
          </table:table-cell>
          <table:table-cell table:style-name="ce10" table:formula="of:=[.B8]/[.O4]" office:value-type="float" office:value="1.47013203619114" calcext:value-type="float">
            <text:p>1,4701320</text:p>
          </table:table-cell>
          <table:table-cell table:style-name="ce3" table:formula="of:=[.P4]/[.N4]" office:value-type="float" office:value="0.735066018095568" calcext:value-type="float">
            <text:p>0,735066018095568</text:p>
          </table:table-cell>
          <table:table-cell table:number-columns-repeated="6"/>
        </table:table-row>
        <table:table-row table:style-name="ro2">
          <table:table-cell table:style-name="ce4" office:value-type="float" office:value="200000000" calcext:value-type="float">
            <text:p>2,00E+08</text:p>
          </table:table-cell>
          <table:table-cell table:style-name="ce3" office:value-type="float" office:value="0.555082" calcext:value-type="float">
            <text:p>0,555082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6" office:value-type="float" office:value="0.125121" calcext:value-type="float">
            <text:p>0,125121</text:p>
          </table:table-cell>
          <table:table-cell table:style-name="ce10" table:formula="of:=[.B4]/[.E5]" office:value-type="float" office:value="2.14956721893207" calcext:value-type="float">
            <text:p>2,1495672</text:p>
          </table:table-cell>
          <table:table-cell table:style-name="ce3" table:formula="of:=[.F5]/[.D5]" office:value-type="float" office:value="0.537391804733019" calcext:value-type="float">
            <text:p>0,537391804733019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6" office:value-type="float" office:value="0.254704" calcext:value-type="float">
            <text:p>0,254704</text:p>
          </table:table-cell>
          <table:table-cell table:style-name="ce3" table:formula="of:=[.B5]/[.J5]" office:value-type="float" office:value="2.17932187951504" calcext:value-type="float">
            <text:p>2,17932187951504</text:p>
          </table:table-cell>
          <table:table-cell table:style-name="ce3" table:formula="of:=[.K5]/[.I5]" office:value-type="float" office:value="0.544830469878761" calcext:value-type="float">
            <text:p>0,544830469878761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6" office:value-type="float" office:value="0.636237" calcext:value-type="float">
            <text:p>0,636237</text:p>
          </table:table-cell>
          <table:table-cell table:style-name="ce10" table:formula="of:=[.B8]/[.O5]" office:value-type="float" office:value="2.33855937331529" calcext:value-type="float">
            <text:p>2,3385594</text:p>
          </table:table-cell>
          <table:table-cell table:style-name="ce3" table:formula="of:=[.P5]/[.N5]" office:value-type="float" office:value="0.584639843328822" calcext:value-type="float">
            <text:p>0,584639843328822</text:p>
          </table:table-cell>
          <table:table-cell table:number-columns-repeated="6"/>
        </table:table-row>
        <table:table-row table:style-name="ro2">
          <table:table-cell table:style-name="ce4" office:value-type="float" office:value="300000000" calcext:value-type="float">
            <text:p>3,00E+08</text:p>
          </table:table-cell>
          <table:table-cell table:style-name="ce3" office:value-type="float" office:value="0.851818" calcext:value-type="float">
            <text:p>0,851818</text:p>
          </table:table-cell>
          <table:table-cell/>
          <table:table-cell table:style-name="ce19" office:value-type="float" office:value="6" calcext:value-type="float">
            <text:p>6</text:p>
          </table:table-cell>
          <table:table-cell table:style-name="ce6" office:value-type="float" office:value="0.127196" calcext:value-type="float">
            <text:p>0,127196</text:p>
          </table:table-cell>
          <table:table-cell table:style-name="ce10" table:formula="of:=[.B4]/[.E6]" office:value-type="float" office:value="2.11450045598918" calcext:value-type="float">
            <text:p>2,1145005</text:p>
          </table:table-cell>
          <table:table-cell table:style-name="ce3" table:formula="of:=[.F6]/[.D6]" office:value-type="float" office:value="0.352416742664864" calcext:value-type="float">
            <text:p>0,352416742664864</text:p>
          </table:table-cell>
          <table:table-cell/>
          <table:table-cell table:style-name="ce19" office:value-type="float" office:value="6" calcext:value-type="float">
            <text:p>6</text:p>
          </table:table-cell>
          <table:table-cell table:style-name="ce6" office:value-type="float" office:value="0.2456" calcext:value-type="float">
            <text:p>0,2456</text:p>
          </table:table-cell>
          <table:table-cell table:style-name="ce3" table:formula="of:=[.B5]/[.J6]" office:value-type="float" office:value="2.26010586319218" calcext:value-type="float">
            <text:p>2,26010586319218</text:p>
          </table:table-cell>
          <table:table-cell table:style-name="ce3" table:formula="of:=[.K6]/[.I6]" office:value-type="float" office:value="0.37668431053203" calcext:value-type="float">
            <text:p>0,37668431053203</text:p>
          </table:table-cell>
          <table:table-cell/>
          <table:table-cell table:style-name="ce19" office:value-type="float" office:value="6" calcext:value-type="float">
            <text:p>6</text:p>
          </table:table-cell>
          <table:table-cell table:style-name="ce6" office:value-type="float" office:value="0.603846" calcext:value-type="float">
            <text:p>0,603846</text:p>
          </table:table-cell>
          <table:table-cell table:style-name="ce10" table:formula="of:=[.B8]/[.O6]" office:value-type="float" office:value="2.46400241121081" calcext:value-type="float">
            <text:p>2,4640024</text:p>
          </table:table-cell>
          <table:table-cell table:style-name="ce3" table:formula="of:=[.P6]/[.N6]" office:value-type="float" office:value="0.410667068535134" calcext:value-type="float">
            <text:p>0,410667068535134</text:p>
          </table:table-cell>
          <table:table-cell table:number-columns-repeated="6"/>
        </table:table-row>
        <table:table-row table:style-name="ro2">
          <table:table-cell table:style-name="ce4" office:value-type="float" office:value="400000000" calcext:value-type="float">
            <text:p>4,00E+08</text:p>
          </table:table-cell>
          <table:table-cell table:style-name="ce7" office:value-type="float" office:value="1.250625" calcext:value-type="float">
            <text:p>1,250625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9" office:value-type="float" office:value="0.112941" calcext:value-type="float">
            <text:p>0,112941</text:p>
          </table:table-cell>
          <table:table-cell table:style-name="ce11" table:formula="of:=[.B4]/[.E7]" office:value-type="float" office:value="2.38138497091402" calcext:value-type="float">
            <text:p>2,381</text:p>
          </table:table-cell>
          <table:table-cell table:style-name="ce3" table:formula="of:=[.F7]/[.D7]" office:value-type="float" office:value="0.297673121364252" calcext:value-type="float">
            <text:p>0,297673121364252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9" office:value-type="float" office:value="0.239181" calcext:value-type="float">
            <text:p>0,239181</text:p>
          </table:table-cell>
          <table:table-cell table:style-name="ce3" table:formula="of:=[.B5]/[.J7]" office:value-type="float" office:value="2.32076126448171" calcext:value-type="float">
            <text:p>2,32076126448171</text:p>
          </table:table-cell>
          <table:table-cell table:style-name="ce3" table:formula="of:=[.K7]/[.I7]" office:value-type="float" office:value="0.290095158060214" calcext:value-type="float">
            <text:p>0,290095158060214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9" office:value-type="float" office:value="0.598167" calcext:value-type="float">
            <text:p>0,598167</text:p>
          </table:table-cell>
          <table:table-cell table:style-name="ce11" table:formula="of:=[.B8]/[.O7]" office:value-type="float" office:value="2.48739566040922" calcext:value-type="float">
            <text:p>2,487</text:p>
          </table:table-cell>
          <table:table-cell table:style-name="ce3" table:formula="of:=[.P7]/[.N7]" office:value-type="float" office:value="0.310924457551152" calcext:value-type="float">
            <text:p>0,310924457551152</text:p>
          </table:table-cell>
          <table:table-cell table:number-columns-repeated="6"/>
        </table:table-row>
        <table:table-row table:style-name="ro2">
          <table:table-cell table:style-name="ce4" office:value-type="float" office:value="500000000" calcext:value-type="float">
            <text:p>5,00E+08</text:p>
          </table:table-cell>
          <table:table-cell table:style-name="ce3" office:value-type="float" office:value="1.487878" calcext:value-type="float">
            <text:p>1,487878</text:p>
          </table:table-cell>
          <table:table-cell/>
          <table:table-cell table:style-name="ce19" office:value-type="float" office:value="10" calcext:value-type="float">
            <text:p>10</text:p>
          </table:table-cell>
          <table:table-cell table:style-name="ce6" office:value-type="float" office:value="0.1905" calcext:value-type="float">
            <text:p>0,1905</text:p>
          </table:table-cell>
          <table:table-cell table:style-name="ce12" table:formula="of:=[.B4]/[.E8]" office:value-type="float" office:value="1.41184251968504" calcext:value-type="float">
            <text:p>1,412</text:p>
          </table:table-cell>
          <table:table-cell table:style-name="ce3" table:formula="of:=[.F8]/[.D8]" office:value-type="float" office:value="0.141184251968504" calcext:value-type="float">
            <text:p>0,141184251968504</text:p>
          </table:table-cell>
          <table:table-cell/>
          <table:table-cell table:style-name="ce19" office:value-type="float" office:value="10" calcext:value-type="float">
            <text:p>10</text:p>
          </table:table-cell>
          <table:table-cell table:style-name="ce6" office:value-type="float" office:value="0.227072" calcext:value-type="float">
            <text:p>0,227072</text:p>
          </table:table-cell>
          <table:table-cell table:style-name="ce3" table:formula="of:=[.B5]/[.J8]" office:value-type="float" office:value="2.44451979988726" calcext:value-type="float">
            <text:p>2,44451979988726</text:p>
          </table:table-cell>
          <table:table-cell table:style-name="ce3" table:formula="of:=[.K8]/[.I8]" office:value-type="float" office:value="0.244451979988726" calcext:value-type="float">
            <text:p>0,244451979988726</text:p>
          </table:table-cell>
          <table:table-cell/>
          <table:table-cell table:style-name="ce19" office:value-type="float" office:value="10" calcext:value-type="float">
            <text:p>10</text:p>
          </table:table-cell>
          <table:table-cell table:style-name="ce6" office:value-type="float" office:value="0.60471" calcext:value-type="float">
            <text:p>0,60471</text:p>
          </table:table-cell>
          <table:table-cell table:style-name="ce12" table:formula="of:=[.B8]/[.O8]" office:value-type="float" office:value="2.46048188387822" calcext:value-type="float">
            <text:p>2,460</text:p>
          </table:table-cell>
          <table:table-cell table:style-name="ce3" table:formula="of:=[.P8]/[.N8]" office:value-type="float" office:value="0.246048188387822" calcext:value-type="float">
            <text:p>0,246048188387822</text:p>
          </table:table-cell>
          <table:table-cell table:number-columns-repeated="6"/>
        </table:table-row>
        <table:table-row table:style-name="ro2">
          <table:table-cell table:style-name="ce4" office:value-type="float" office:value="600000000" calcext:value-type="float">
            <text:p>6,00E+08</text:p>
          </table:table-cell>
          <table:table-cell table:style-name="ce3" office:value-type="float" office:value="1.69872" calcext:value-type="float">
            <text:p>1,69872</text:p>
          </table:table-cell>
          <table:table-cell table:number-columns-repeated="21"/>
        </table:table-row>
        <table:table-row table:style-name="ro2">
          <table:table-cell table:number-columns-repeated="23"/>
        </table:table-row>
        <table:table-row table:style-name="ro2">
          <table:table-cell table:number-columns-repeated="3"/>
          <table:table-cell table:style-name="ce17" office:value-type="string" calcext:value-type="string" table:number-columns-spanned="2" table:number-rows-spanned="1">
            <text:p>TAMANHO</text:p>
          </table:table-cell>
          <table:covered-table-cell table:style-name="ce17" office:value-type="float" office:value="2" calcext:value-type="float">
            <text:p>2</text:p>
          </table:covered-table-cell>
          <table:table-cell table:style-name="ce21" office:value-type="float" office:value="300000000" calcext:value-type="float" table:number-columns-spanned="2" table:number-rows-spanned="1">
            <text:p>3,00E+08</text:p>
          </table:table-cell>
          <table:covered-table-cell table:style-name="ce17"/>
          <table:table-cell table:style-name="ce14"/>
          <table:table-cell table:style-name="ce17" office:value-type="string" calcext:value-type="string" table:number-columns-spanned="2" table:number-rows-spanned="1">
            <text:p>TAMANHO</text:p>
          </table:table-cell>
          <table:covered-table-cell table:style-name="ce17" office:value-type="float" office:value="2" calcext:value-type="float">
            <text:p>2</text:p>
          </table:covered-table-cell>
          <table:table-cell table:style-name="ce21" office:value-type="float" office:value="400000000" calcext:value-type="float" table:number-columns-spanned="2" table:number-rows-spanned="1">
            <text:p>4,00E+08</text:p>
          </table:table-cell>
          <table:covered-table-cell table:style-name="ce17"/>
          <table:table-cell/>
          <table:table-cell table:style-name="ce17" office:value-type="string" calcext:value-type="string" table:number-columns-spanned="2" table:number-rows-spanned="1">
            <text:p>TAMANHO</text:p>
          </table:table-cell>
          <table:covered-table-cell table:style-name="ce17" office:value-type="float" office:value="2" calcext:value-type="float">
            <text:p>2</text:p>
          </table:covered-table-cell>
          <table:table-cell table:style-name="ce21" office:value-type="float" office:value="600000000" calcext:value-type="float" table:number-columns-spanned="2" table:number-rows-spanned="1">
            <text:p>6,00E+08</text:p>
          </table:table-cell>
          <table:covered-table-cell table:style-name="ce17"/>
          <table:table-cell table:number-columns-repeated="6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4" table:number-rows-spanned="1">
            <text:p>PARALELO</text:p>
          </table:table-cell>
          <table:covered-table-cell table:number-columns-repeated="3" table:style-name="ce3"/>
          <table:table-cell/>
          <table:table-cell table:style-name="ce5" office:value-type="string" calcext:value-type="string" table:number-columns-spanned="4" table:number-rows-spanned="1">
            <text:p>PARALELO</text:p>
          </table:table-cell>
          <table:covered-table-cell table:number-columns-repeated="3" table:style-name="ce3"/>
          <table:table-cell/>
          <table:table-cell table:style-name="ce5" office:value-type="string" calcext:value-type="string" table:number-columns-spanned="4" table:number-rows-spanned="1">
            <text:p>PARALELO</text:p>
          </table:table-cell>
          <table:covered-table-cell table:number-columns-repeated="3" table:style-name="ce3"/>
          <table:table-cell table:number-columns-repeated="6"/>
        </table:table-row>
        <table:table-row table:style-name="ro2">
          <table:table-cell table:number-columns-repeated="3"/>
          <table:table-cell table:style-name="ce3" office:value-type="string" calcext:value-type="string">
            <text:p>N_THREADS</text:p>
          </table:table-cell>
          <table:table-cell table:style-name="ce3" office:value-type="string" calcext:value-type="string">
            <text:p>TEMPO (s)</text:p>
          </table:table-cell>
          <table:table-cell table:style-name="ce3" office:value-type="string" calcext:value-type="string">
            <text:p>SPEEDUP</text:p>
          </table:table-cell>
          <table:table-cell table:style-name="ce3" office:value-type="string" calcext:value-type="string">
            <text:p>EFICIENCIA</text:p>
          </table:table-cell>
          <table:table-cell/>
          <table:table-cell table:style-name="ce3" office:value-type="string" calcext:value-type="string">
            <text:p>N_THREADS</text:p>
          </table:table-cell>
          <table:table-cell table:style-name="ce3" office:value-type="string" calcext:value-type="string">
            <text:p>TEMPO (s)</text:p>
          </table:table-cell>
          <table:table-cell table:style-name="ce3" office:value-type="string" calcext:value-type="string">
            <text:p>SPEEDUP</text:p>
          </table:table-cell>
          <table:table-cell table:style-name="ce3" office:value-type="string" calcext:value-type="string">
            <text:p>EFICIENCIA</text:p>
          </table:table-cell>
          <table:table-cell/>
          <table:table-cell table:style-name="ce3" office:value-type="string" calcext:value-type="string">
            <text:p>N_THREADS</text:p>
          </table:table-cell>
          <table:table-cell table:style-name="ce3" office:value-type="string" calcext:value-type="string">
            <text:p>TEMPO (s)</text:p>
          </table:table-cell>
          <table:table-cell table:style-name="ce3" office:value-type="string" calcext:value-type="string">
            <text:p>SPEEDUP</text:p>
          </table:table-cell>
          <table:table-cell table:style-name="ce3" office:value-type="string" calcext:value-type="string">
            <text:p>EFICIENCIA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19" office:value-type="float" office:value="2" calcext:value-type="float">
            <text:p>2</text:p>
          </table:table-cell>
          <table:table-cell table:style-name="ce6" office:value-type="float" office:value="0.439476" calcext:value-type="float">
            <text:p>0,439476</text:p>
          </table:table-cell>
          <table:table-cell table:style-name="ce3" table:formula="of:=[.B6]/[.E14]" office:value-type="float" office:value="1.9382582894174" calcext:value-type="float">
            <text:p>1,9382582894174</text:p>
          </table:table-cell>
          <table:table-cell table:style-name="ce3" table:formula="of:=[.F14]/[.D14]" office:value-type="float" office:value="0.969129144708699" calcext:value-type="float">
            <text:p>0,969129144708699</text:p>
          </table:table-cell>
          <table:table-cell/>
          <table:table-cell table:style-name="ce19" office:value-type="float" office:value="2" calcext:value-type="float">
            <text:p>2</text:p>
          </table:table-cell>
          <table:table-cell table:style-name="ce25" office:value-type="float" office:value="0.55804" calcext:value-type="float">
            <text:p>0,55804</text:p>
          </table:table-cell>
          <table:table-cell table:style-name="ce10" table:formula="of:=[.B7]/[.J14]" office:value-type="float" office:value="2.24110278833058" calcext:value-type="float">
            <text:p>2,2411028</text:p>
          </table:table-cell>
          <table:table-cell table:style-name="ce3" table:formula="of:=[.K14]/[.I14]" office:value-type="float" office:value="1.12055139416529" calcext:value-type="float">
            <text:p>1,12055139416529</text:p>
          </table:table-cell>
          <table:table-cell/>
          <table:table-cell table:style-name="ce19" office:value-type="float" office:value="2" calcext:value-type="float">
            <text:p>2</text:p>
          </table:table-cell>
          <table:table-cell table:style-name="ce25" office:value-type="float" office:value="0.935627" calcext:value-type="float">
            <text:p>0,935627</text:p>
          </table:table-cell>
          <table:table-cell table:style-name="ce10" table:formula="of:=[.B9]/[.O14]" office:value-type="float" office:value="1.81559531736472" calcext:value-type="float">
            <text:p>1,8155953</text:p>
          </table:table-cell>
          <table:table-cell table:style-name="ce3" table:formula="of:=[.P14]/[.N14]" office:value-type="float" office:value="0.907797658682359" calcext:value-type="float">
            <text:p>0,907797658682359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19" office:value-type="float" office:value="4" calcext:value-type="float">
            <text:p>4</text:p>
          </table:table-cell>
          <table:table-cell table:style-name="ce6" office:value-type="float" office:value="0.410151" calcext:value-type="float">
            <text:p>0,410151</text:p>
          </table:table-cell>
          <table:table-cell table:style-name="ce3" table:formula="of:=[.B6]/[.E15]" office:value-type="float" office:value="2.07683999307572" calcext:value-type="float">
            <text:p>2,07683999307572</text:p>
          </table:table-cell>
          <table:table-cell table:style-name="ce3" table:formula="of:=[.F15]/[.D15]" office:value-type="float" office:value="0.51920999826893" calcext:value-type="float">
            <text:p>0,51920999826893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6" office:value-type="float" office:value="0.466917" calcext:value-type="float">
            <text:p>0,466917</text:p>
          </table:table-cell>
          <table:table-cell table:style-name="ce10" table:formula="of:=[.B7]/[.J15]" office:value-type="float" office:value="2.67847390435559" calcext:value-type="float">
            <text:p>2,6784739</text:p>
          </table:table-cell>
          <table:table-cell table:style-name="ce3" table:formula="of:=[.K15]/[.I15]" office:value-type="float" office:value="0.669618476088898" calcext:value-type="float">
            <text:p>0,669618476088898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6" office:value-type="float" office:value="0.767372" calcext:value-type="float">
            <text:p>0,767372</text:p>
          </table:table-cell>
          <table:table-cell table:style-name="ce10" table:formula="of:=[.B9]/[.O15]" office:value-type="float" office:value="2.21368514879354" calcext:value-type="float">
            <text:p>2,2136851</text:p>
          </table:table-cell>
          <table:table-cell table:style-name="ce3" table:formula="of:=[.P15]/[.N15]" office:value-type="float" office:value="0.553421287198386" calcext:value-type="float">
            <text:p>0,553421287198386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19" office:value-type="float" office:value="6" calcext:value-type="float">
            <text:p>6</text:p>
          </table:table-cell>
          <table:table-cell table:style-name="ce6" office:value-type="float" office:value="0.387029" calcext:value-type="float">
            <text:p>0,387029</text:p>
          </table:table-cell>
          <table:table-cell table:style-name="ce3" table:formula="of:=[.B6]/[.E16]" office:value-type="float" office:value="2.20091517689889" calcext:value-type="float">
            <text:p>2,20091517689889</text:p>
          </table:table-cell>
          <table:table-cell table:style-name="ce3" table:formula="of:=[.F16]/[.D16]" office:value-type="float" office:value="0.366819196149815" calcext:value-type="float">
            <text:p>0,366819196149815</text:p>
          </table:table-cell>
          <table:table-cell/>
          <table:table-cell table:style-name="ce19" office:value-type="float" office:value="6" calcext:value-type="float">
            <text:p>6</text:p>
          </table:table-cell>
          <table:table-cell table:style-name="ce6" office:value-type="float" office:value="0.481428" calcext:value-type="float">
            <text:p>0,481428</text:p>
          </table:table-cell>
          <table:table-cell table:style-name="ce10" table:formula="of:=[.B7]/[.J16]" office:value-type="float" office:value="2.59774047209552" calcext:value-type="float">
            <text:p>2,5977405</text:p>
          </table:table-cell>
          <table:table-cell table:style-name="ce3" table:formula="of:=[.K16]/[.I16]" office:value-type="float" office:value="0.432956745349253" calcext:value-type="float">
            <text:p>0,432956745349253</text:p>
          </table:table-cell>
          <table:table-cell/>
          <table:table-cell table:style-name="ce19" office:value-type="float" office:value="6" calcext:value-type="float">
            <text:p>6</text:p>
          </table:table-cell>
          <table:table-cell table:style-name="ce6" office:value-type="float" office:value="0.672903" calcext:value-type="float">
            <text:p>0,672903</text:p>
          </table:table-cell>
          <table:table-cell table:style-name="ce10" table:formula="of:=[.B9]/[.O16]" office:value-type="float" office:value="2.52446489315696" calcext:value-type="float">
            <text:p>2,5244649</text:p>
          </table:table-cell>
          <table:table-cell table:style-name="ce3" table:formula="of:=[.P16]/[.N16]" office:value-type="float" office:value="0.420744148859494" calcext:value-type="float">
            <text:p>0,420744148859494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19" office:value-type="float" office:value="8" calcext:value-type="float">
            <text:p>8</text:p>
          </table:table-cell>
          <table:table-cell table:style-name="ce9" office:value-type="float" office:value="0.341625" calcext:value-type="float">
            <text:p>0,341625</text:p>
          </table:table-cell>
          <table:table-cell table:style-name="ce3" table:formula="of:=[.B6]/[.E17]" office:value-type="float" office:value="2.49342993047933" calcext:value-type="float">
            <text:p>2,49342993047933</text:p>
          </table:table-cell>
          <table:table-cell table:style-name="ce3" table:formula="of:=[.F17]/[.D17]" office:value-type="float" office:value="0.311678741309916" calcext:value-type="float">
            <text:p>0,311678741309916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9" office:value-type="float" office:value="0.458957" calcext:value-type="float">
            <text:p>0,458957</text:p>
          </table:table-cell>
          <table:table-cell table:style-name="ce11" table:formula="of:=[.B7]/[.J17]" office:value-type="float" office:value="2.72492847913857" calcext:value-type="float">
            <text:p>2,725</text:p>
          </table:table-cell>
          <table:table-cell table:style-name="ce3" table:formula="of:=[.K17]/[.I17]" office:value-type="float" office:value="0.340616059892321" calcext:value-type="float">
            <text:p>0,340616059892321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9" office:value-type="float" office:value="0.722787" calcext:value-type="float">
            <text:p>0,722787</text:p>
          </table:table-cell>
          <table:table-cell table:style-name="ce11" table:formula="of:=[.B9]/[.O17]" office:value-type="float" office:value="2.35023596163185" calcext:value-type="float">
            <text:p>2,350</text:p>
          </table:table-cell>
          <table:table-cell table:style-name="ce3" table:formula="of:=[.P17]/[.N17]" office:value-type="float" office:value="0.293779495203981" calcext:value-type="float">
            <text:p>0,293779495203981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19" office:value-type="float" office:value="10" calcext:value-type="float">
            <text:p>10</text:p>
          </table:table-cell>
          <table:table-cell table:style-name="ce6" office:value-type="float" office:value="0.36773" calcext:value-type="float">
            <text:p>0,36773</text:p>
          </table:table-cell>
          <table:table-cell table:style-name="ce3" table:formula="of:=[.B6]/[.E18]" office:value-type="float" office:value="2.31642237511217" calcext:value-type="float">
            <text:p>2,31642237511217</text:p>
          </table:table-cell>
          <table:table-cell table:style-name="ce3" table:formula="of:=[.F18]/[.D18]" office:value-type="float" office:value="0.231642237511217" calcext:value-type="float">
            <text:p>0,231642237511217</text:p>
          </table:table-cell>
          <table:table-cell/>
          <table:table-cell table:style-name="ce19" office:value-type="float" office:value="10" calcext:value-type="float">
            <text:p>10</text:p>
          </table:table-cell>
          <table:table-cell table:style-name="ce6" office:value-type="float" office:value="0.474322" calcext:value-type="float">
            <text:p>0,474322</text:p>
          </table:table-cell>
          <table:table-cell table:style-name="ce12" table:formula="of:=[.B7]/[.J18]" office:value-type="float" office:value="2.63665821952176" calcext:value-type="float">
            <text:p>2,637</text:p>
          </table:table-cell>
          <table:table-cell table:style-name="ce3" table:formula="of:=[.K18]/[.I18]" office:value-type="float" office:value="0.263665821952176" calcext:value-type="float">
            <text:p>0,263665821952176</text:p>
          </table:table-cell>
          <table:table-cell/>
          <table:table-cell table:style-name="ce19" office:value-type="float" office:value="10" calcext:value-type="float">
            <text:p>10</text:p>
          </table:table-cell>
          <table:table-cell table:style-name="ce6" office:value-type="float" office:value="0.720144" calcext:value-type="float">
            <text:p>0,720144</text:p>
          </table:table-cell>
          <table:table-cell table:style-name="ce12" table:formula="of:=[.B9]/[.O18]" office:value-type="float" office:value="2.35886156102113" calcext:value-type="float">
            <text:p>2,359</text:p>
          </table:table-cell>
          <table:table-cell table:style-name="ce3" table:formula="of:=[.P18]/[.N18]" office:value-type="float" office:value="0.235886156102113" calcext:value-type="float">
            <text:p>0,235886156102113</text:p>
          </table:table-cell>
          <table:table-cell table:number-columns-repeated="6"/>
        </table:table-row>
        <table:table-row table:style-name="ro2" table:number-rows-repeated="13">
          <table:table-cell table:number-columns-repeated="23"/>
        </table:table-row>
        <table:table-row table:style-name="ro2">
          <table:table-cell table:number-columns-repeated="4"/>
          <table:table-cell table:style-name="ce30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7" loext:min-decimal-places="7" number:min-integer-digits="1"/>
    </number:number-style>
    <number:number-style style:name="N108">
      <number:number number:decimal-places="6" loext:min-decimal-places="6" number:min-integer-digits="1"/>
    </number:number-style>
    <number:number-style style:name="N109">
      <number:number number:decimal-places="1" loext:min-decimal-places="1" number:min-integer-digits="1" number:grouping="true"/>
    </number:number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4" loext:min-decimal-places="14" number:min-integer-digits="1"/>
    </number:number-style>
    <number:number-style style:name="N121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2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/00/0000</text:date>, <text:time style:data-style-name="N2" text:time-value="13:44:54.45014484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3:51:11.004054748</meta:creation-date>
    <meta:editing-duration>PT4H22M42S</meta:editing-duration>
    <meta:editing-cycles>11</meta:editing-cycles>
    <meta:generator>LibreOffice/6.0.7.3$Linux_X86_64 LibreOffice_project/00m0$Build-3</meta:generator>
    <dc:date>2019-10-24T16:44:37.474193281</dc:date>
    <meta:document-statistic meta:table-count="2" meta:cell-count="368" meta:object-count="0"/>
  </office:meta>
</office:document-meta>
</file>